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orizontal_20_Line">
      <style:text-properties fo:color="#c9211e"/>
    </style:style>
    <style:style style:name="P3" style:family="paragraph" style:parent-style-name="Heading_20_1">
      <style:paragraph-properties fo:margin-top="0.048in" fo:margin-bottom="0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T1" style:family="text">
      <style:text-properties fo:color="#c9211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PHP Superglobals (Part 1): </text:span><text:span text:style-name="Source_20_Text"><text:span text:style-name="T1">$_GET</text:span></text:span><text:span text:style-name="T1"> &amp; </text:span><text:span text:style-name="Source_20_Text"><text:span text:style-name="T1">$_POST</text:span></text:span></text:h>
      <text:p text:style-name="P2"/>
      <text:h text:style-name="Heading_20_2" text:outline-level="2">1. What are Superglobals?</text:h>
      <text:p text:style-name="Text_20_body">Superglobals are <text:span text:style-name="Strong_20_Emphasis">predefined PHP arrays</text:span> that are always available in any scope. Examples include:<text:line-break/><text:span text:style-name="Source_20_Text">$_GET</text:span>, <text:span text:style-name="Source_20_Text">$_POST</text:span>, <text:span text:style-name="Source_20_Text">$_REQUEST</text:span>, <text:span text:style-name="Source_20_Text">$_FILES</text:span>, <text:span text:style-name="Source_20_Text">$_SESSION</text:span>, <text:span text:style-name="Source_20_Text">$_COOKIE</text:span>.<text:line-break/>They help you access data sent by users or the server easily.</text:p>
      <text:p text:style-name="Horizontal_20_Line"/>
      <text:h text:style-name="Heading_20_2" text:outline-level="2">2. <text:span text:style-name="Source_20_Text">$_GET</text:span> – Quick Definition</text:h>
      <text:list xml:id="list3133550222" text:style-name="L1">
        <text:list-item>
          <text:p text:style-name="P4"><text:span text:style-name="Source_20_Text">$_GET</text:span> is an <text:span text:style-name="Strong_20_Emphasis">associative array</text:span> containing data sent via the URL query string.</text:p>
        </text:list-item>
        <text:list-item>
          <text:p text:style-name="P4">Example: If the URL is <text:span text:style-name="Source_20_Text">search.php?q=python</text:span>, you can access it with <text:span text:style-name="Source_20_Text">$_GET['q']</text:span>.</text:p>
        </text:list-item>
        <text:list-item>
          <text:p text:style-name="P4">Data sent using GET is <text:span text:style-name="Strong_20_Emphasis">visible in the URL</text:span>, so don’t send sensitive info.</text:p>
        </text:list-item>
        <text:list-item>
          <text:p text:style-name="P4">Best for: search, filters, pagination, bookmarkable links.</text:p>
        </text:list-item>
      </text:list>
      <text:p text:style-name="Horizontal_20_Line"/>
      <text:h text:style-name="Heading_20_2" text:outline-level="2">3. <text:span text:style-name="Source_20_Text">$_POST</text:span> – Quick Definition</text:h>
      <text:list xml:id="list688833682" text:style-name="L2">
        <text:list-item>
          <text:p text:style-name="P5"><text:span text:style-name="Source_20_Text">$_POST</text:span> is an <text:span text:style-name="Strong_20_Emphasis">associative array</text:span> containing data sent via the HTTP POST request.</text:p>
        </text:list-item>
        <text:list-item>
          <text:p text:style-name="P5">Data is <text:span text:style-name="Strong_20_Emphasis">not visible in the URL</text:span>, stored in the request body.</text:p>
        </text:list-item>
        <text:list-item>
          <text:p text:style-name="P5">Can send <text:span text:style-name="Strong_20_Emphasis">large data</text:span> or sensitive information safely.</text:p>
        </text:list-item>
        <text:list-item>
          <text:p text:style-name="P5">Best for: login, signup, contact forms, file uploads.</text:p>
        </text:list-item>
      </text:list>
      <text:p text:style-name="Horizontal_20_Line"/>
      <text:h text:style-name="Heading_20_2" text:outline-level="2">4. Difference Between GET and POST</text:h>
      <text:list xml:id="list1463412934" text:style-name="L3">
        <text:list-item>
          <text:p text:style-name="P6"><text:span text:style-name="Strong_20_Emphasis">Visibility:</text:span> GET → visible in URL; POST → hidden.</text:p>
        </text:list-item>
        <text:list-item>
          <text:p text:style-name="P6"><text:span text:style-name="Strong_20_Emphasis">Bookmarking:</text:span> GET → yes; POST → no.</text:p>
        </text:list-item>
        <text:list-item>
          <text:p text:style-name="P6"><text:span text:style-name="Strong_20_Emphasis">Data Size:</text:span> GET → small; POST → large.</text:p>
        </text:list-item>
        <text:list-item>
          <text:p text:style-name="P6"><text:span text:style-name="Strong_20_Emphasis">Use Cases:</text:span> GET → search, filter, pagination; POST → login, contact, forms, files.</text:p>
        </text:list-item>
        <text:list-item>
          <text:p text:style-name="P6"><text:span text:style-name="Strong_20_Emphasis">Sensitive Data:</text:span> GET → avoid; POST → better option (still sanitize &amp; validate).</text:p>
        </text:list-item>
      </text:list>
      <text:p text:style-name="Text_20_body"><text:span text:style-name="Strong_20_Emphasis">Rule of thumb:</text:span></text:p>
      <text:list xml:id="list2790252591" text:style-name="L4">
        <text:list-item>
          <text:p text:style-name="P7">GET → reading data</text:p>
        </text:list-item>
        <text:list-item>
          <text:p text:style-name="P7"><text:soft-page-break/>POST → sending/changing data</text:p>
        </text:list-item>
      </text:list>
      <text:p text:style-name="Horizontal_20_Line"/>
      <text:h text:style-name="Heading_20_2" text:outline-level="2">5. Example 1 — GET Form </text:h>
      <text:p text:style-name="Text_20_body"><text:span text:style-name="Strong_20_Emphasis">HTML Form:</text:span></text:p>
      <text:p text:style-name="Preformatted_20_Text"><text:span text:style-name="Source_20_Text">&lt;form action="search.php" method="get"&gt;</text:span></text:p>
      <text:p text:style-name="Preformatted_20_Text"><text:span text:style-name="Source_20_Text"><text:s text:c="2"/>&lt;input type="text" name="q" placeholder="Search..." /&gt;</text:span></text:p>
      <text:p text:style-name="Preformatted_20_Text"><text:span text:style-name="Source_20_Text"><text:s text:c="2"/>&lt;button type="submit"&gt;Search&lt;/button&gt;</text:span></text:p>
      <text:p text:style-name="P1"><text:span text:style-name="Source_20_Text">&lt;/form&gt;</text:span></text:p>
      <text:p text:style-name="Text_20_body"><text:span text:style-name="Strong_20_Emphasis">PHP Code (</text:span><text:span text:style-name="Strong_20_Emphasis"><text:span text:style-name="Source_20_Text">search.php</text:span></text:span><text:span text:style-name="Strong_20_Emphasis">):</text:span></text:p>
      <text:p text:style-name="Preformatted_20_Text"><text:span text:style-name="Source_20_Text">&lt;?php</text:span></text:p>
      <text:p text:style-name="Preformatted_20_Text"><text:span text:style-name="Source_20_Text">$query = filter_input(INPUT_GET, 'q', FILTER_SANITIZE_FULL_SPECIAL_CHARS) ?? '';</text:span></text:p>
      <text:p text:style-name="Preformatted_20_Text"><text:span text:style-name="Source_20_Text">$query = trim($query);</text:span></text:p>
      <text:p text:style-name="P1"><text:span text:style-name="Source_20_Text">echo "You searched for: " . htmlspecialchars($query, ENT_QUOTES, 'UTF-8');</text:span></text:p>
      <text:p text:style-name="Text_20_body"><text:span text:style-name="Strong_20_Emphasis">Explanation:</text:span></text:p>
      <text:list xml:id="list3421085613" text:style-name="L5">
        <text:list-item>
          <text:p text:style-name="P8"><text:span text:style-name="Source_20_Text">$_GET['q']</text:span> gets the value from URL.</text:p>
        </text:list-item>
        <text:list-item>
          <text:p text:style-name="P8"><text:span text:style-name="Source_20_Text">filter_input</text:span> + <text:span text:style-name="Source_20_Text">htmlspecialchars</text:span> → makes input safe.</text:p>
        </text:list-item>
        <text:list-item>
          <text:p text:style-name="P8"><text:span text:style-name="Source_20_Text">trim()</text:span> → removes extra spaces.</text:p>
        </text:list-item>
      </text:list>
      <text:p text:style-name="Horizontal_20_Line"/>
      <text:h text:style-name="Heading_20_2" text:outline-level="2">6. Example 2 — POST Form (Contact)</text:h>
      <text:p text:style-name="Text_20_body"><text:span text:style-name="Strong_20_Emphasis">HTML Form:</text:span></text:p>
      <text:p text:style-name="Preformatted_20_Text"><text:span text:style-name="Source_20_Text">&lt;form action="process_contact.php" method="post"&gt;</text:span></text:p>
      <text:p text:style-name="Preformatted_20_Text"><text:span text:style-name="Source_20_Text"><text:s text:c="2"/>&lt;input type="text" name="name" placeholder="Your name" required /&gt;</text:span></text:p>
      <text:p text:style-name="Preformatted_20_Text"><text:span text:style-name="Source_20_Text"><text:s text:c="2"/>&lt;input type="email" name="email" placeholder="Your email" required /&gt;</text:span></text:p>
      <text:p text:style-name="Preformatted_20_Text"><text:span text:style-name="Source_20_Text"><text:s text:c="2"/>&lt;textarea name="message" placeholder="Your message" required&gt;&lt;/textarea&gt;</text:span></text:p>
      <text:p text:style-name="Preformatted_20_Text"><text:span text:style-name="Source_20_Text"><text:s text:c="2"/>&lt;button type="submit"&gt;Send&lt;/button&gt;</text:span></text:p>
      <text:p text:style-name="P1"><text:span text:style-name="Source_20_Text">&lt;/form&gt;</text:span></text:p>
      <text:p text:style-name="Text_20_body"><text:span text:style-name="Strong_20_Emphasis">PHP Code (</text:span><text:span text:style-name="Strong_20_Emphasis"><text:span text:style-name="Source_20_Text">process_contact.php</text:span></text:span><text:span text:style-name="Strong_20_Emphasis">):</text:span></text:p>
      <text:p text:style-name="Preformatted_20_Text"><text:span text:style-name="Source_20_Text">&lt;?php</text:span></text:p>
      <text:p text:style-name="Preformatted_20_Text"><text:span text:style-name="Source_20_Text">if ($_SERVER['REQUEST_METHOD'] !== 'POST') exit("Invalid request");</text:span></text:p>
      <text:p text:style-name="Preformatted_20_Text"/>
      <text:p text:style-name="Preformatted_20_Text"><text:span text:style-name="Source_20_Text">$name = trim(filter_input(INPUT_POST, 'name', FILTER_SANITIZE_FULL_SPECIAL_CHARS) ?? '');</text:span></text:p>
      <text:p text:style-name="Preformatted_20_Text"><text:span text:style-name="Source_20_Text">$email = trim(filter_input(INPUT_POST, 'email', FILTER_SANITIZE_EMAIL) ?? '');</text:span></text:p>
      <text:p text:style-name="Preformatted_20_Text"><text:span text:style-name="Source_20_Text">$message = trim(filter_input(INPUT_POST, 'message', FILTER_SANITIZE_FULL_SPECIAL_CHARS) ?? '');</text:span></text:p>
      <text:p text:style-name="Preformatted_20_Text"/>
      <text:p text:style-name="Preformatted_20_Text"><text:span text:style-name="Source_20_Text">$errors = [];</text:span></text:p>
      <text:p text:style-name="Preformatted_20_Text"><text:span text:style-name="Source_20_Text">if ($name === '') $errors[] = "Name is required";</text:span></text:p>
      <text:p text:style-name="Preformatted_20_Text"><text:span text:style-name="Source_20_Text">if ($email === '' || !filter_var($email, FILTER_VALIDATE_EMAIL)) $errors[] = "Valid email required";</text:span></text:p>
      <text:p text:style-name="Preformatted_20_Text"><text:soft-page-break/><text:span text:style-name="Source_20_Text">if ($message === '') $errors[] = "Message cannot be empty";</text:span></text:p>
      <text:p text:style-name="Preformatted_20_Text"/>
      <text:p text:style-name="Preformatted_20_Text"><text:span text:style-name="Source_20_Text">if ($errors) {</text:span></text:p>
      <text:p text:style-name="Preformatted_20_Text"><text:span text:style-name="Source_20_Text"><text:s text:c="4"/>foreach ($errors as $err) echo $err . "&lt;br&gt;";</text:span></text:p>
      <text:p text:style-name="Preformatted_20_Text"><text:span text:style-name="Source_20_Text"><text:s text:c="4"/>exit;</text:span></text:p>
      <text:p text:style-name="Preformatted_20_Text"><text:span text:style-name="Source_20_Text">}</text:span></text:p>
      <text:p text:style-name="Preformatted_20_Text"/>
      <text:p text:style-name="P1"><text:span text:style-name="Source_20_Text">echo "Thanks $name! Your message was received.";</text:span></text:p>
      <text:p text:style-name="Text_20_body"><text:span text:style-name="Strong_20_Emphasis">Explanation:</text:span></text:p>
      <text:list xml:id="list3236620280" text:style-name="L6">
        <text:list-item>
          <text:p text:style-name="P9">Accept only POST requests.</text:p>
        </text:list-item>
        <text:list-item>
          <text:p text:style-name="P9">Sanitize + validate inputs.</text:p>
        </text:list-item>
        <text:list-item>
          <text:p text:style-name="P9">Show errors if any.</text:p>
        </text:list-item>
        <text:list-item>
          <text:p text:style-name="P9">On success, process the data (save/send email).</text:p>
        </text:list-item>
      </text:list>
      <text:p text:style-name="Horizontal_20_Line"/>
      <text:h text:style-name="Heading_20_2" text:outline-level="2"><text:s/>Security Tips</text:h>
      <text:list xml:id="list386928388" text:style-name="L7">
        <text:list-item>
          <text:p text:style-name="P10">Always <text:span text:style-name="Strong_20_Emphasis">sanitize and validate</text:span> user input.</text:p>
        </text:list-item>
        <text:list-item>
          <text:p text:style-name="P10">Escape output using <text:span text:style-name="Source_20_Text">htmlspecialchars</text:span> → prevents XSS.</text:p>
        </text:list-item>
        <text:list-item>
          <text:p text:style-name="P10">Use <text:span text:style-name="Strong_20_Emphasis">CSRF tokens</text:span> for POST forms.</text:p>
        </text:list-item>
        <text:list-item>
          <text:p text:style-name="P10">Use <text:span text:style-name="Strong_20_Emphasis">prepared statements</text:span> for database inserts.</text:p>
        </text:list-item>
        <text:list-item>
          <text:p text:style-name="P10">Never trust client-side validation alone.</text:p>
        </text:list-item>
      </text:list>
      <text:p text:style-name="Horizontal_20_Line"/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1T15:08:25.166000000</meta:creation-date>
    <dc:date>2025-10-10T17:12:58.494000000</dc:date>
    <meta:editing-duration>PT3H30M45S</meta:editing-duration>
    <meta:editing-cycles>3</meta:editing-cycles>
    <meta:generator>Neat_Office/6.2.8.2$Windows_x86 LibreOffice_project/</meta:generator>
    <meta:document-statistic meta:table-count="0" meta:image-count="0" meta:object-count="0" meta:page-count="3" meta:paragraph-count="71" meta:word-count="462" meta:character-count="3182" meta:non-whitespace-character-count="2792"/>
  </office:meta>
</office:document-meta>
</file>